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7.56cm"/>
    </style:style>
    <style:style style:name="co4" style:family="table-column">
      <style:table-column-properties fo:break-before="auto" style:column-width="8.58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3.053cm" fo:break-before="auto" style:use-optimal-row-height="false"/>
    </style:style>
    <style:style style:name="ro13" style:family="table-row">
      <style:table-row-properties style:row-height="2.738cm" fo:break-before="auto" style:use-optimal-row-height="false"/>
    </style:style>
    <style:style style:name="ro14" style:family="table-row">
      <style:table-row-properties style:row-height="3.027cm" fo:break-before="auto" style:use-optimal-row-height="false"/>
    </style:style>
    <style:style style:name="ro15" style:family="table-row">
      <style:table-row-properties style:row-height="3.21cm" fo:break-before="auto" style:use-optimal-row-height="false"/>
    </style:style>
    <style:style style:name="ro16" style:family="table-row">
      <style:table-row-properties style:row-height="4.422cm" fo:break-before="auto" style:use-optimal-row-height="false"/>
    </style:style>
    <style:style style:name="ro17" style:family="table-row">
      <style:table-row-properties style:row-height="3.184cm" fo:break-before="auto" style:use-optimal-row-height="false"/>
    </style:style>
    <style:style style:name="ro18" style:family="table-row">
      <style:table-row-properties style:row-height="3.263cm" fo:break-before="auto" style:use-optimal-row-height="false"/>
    </style:style>
    <style:style style:name="ro19" style:family="table-row">
      <style:table-row-properties style:row-height="4.632cm" fo:break-before="auto" style:use-optimal-row-height="false"/>
    </style:style>
    <style:style style:name="ro20" style:family="table-row">
      <style:table-row-properties style:row-height="3.711cm" fo:break-before="auto" style:use-optimal-row-height="false"/>
    </style:style>
    <style:style style:name="ro21" style:family="table-row">
      <style:table-row-properties style:row-height="3.764cm" fo:break-before="auto" style:use-optimal-row-height="false"/>
    </style:style>
    <style:style style:name="ro22" style:family="table-row">
      <style:table-row-properties style:row-height="3.97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fo:background-color="#ff80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ff8000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font-size-asian="14pt" style:font-size-complex="14pt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<text:span text:style-name="T2">Les problèmes identifié en rouge</text:span></text:p>
            <text:p/>
            <text:p/>
            <text:p/>
          </table:table-cell>
          <table:table-cell table:style-name="ce9" office:value-type="string" calcext:value-type="string">
            <text:p><text:span text:style-name="T2">ont une priorité haute, et sont donc à</text:span></text:p>
            <text:p/>
            <text:p/>
            <text:p/>
          </table:table-cell>
          <table:table-cell table:style-name="ce9" office:value-type="string" calcext:value-type="string">
            <text:p><text:span text:style-name="T4">faire en </text:span><text:span text:style-name="T2">priorité.</text:span></text:p>
            <text:p/>
            <text:p/>
            <text:p/>
          </table:table-cell>
          <table:table-cell/>
          <table:table-cell table:style-name="ce4" table:number-columns-repeated="20"/>
          <table:table-cell table:number-columns-repeated="38"/>
        </table:table-row>
        <table:table-row table:style-name="ro2">
          <table:table-cell table:style-name="ce5" office:value-type="string" calcext:value-type="string">
            <text:p>Catégorie</text:p>
            <text:p/>
          </table:table-cell>
          <table:table-cell table:style-name="ce5" office:value-type="string" calcext:value-type="string">
            <text:p>Problème identifié</text:p>
            <text:p/>
          </table:table-cell>
          <table:table-cell table:style-name="ce5" office:value-type="string" calcext:value-type="string">
            <text:p>Explication du problème</text:p>
            <text:p/>
          </table:table-cell>
          <table:table-cell table:style-name="ce5" office:value-type="string" calcext:value-type="string">
            <text:p>Bonne pratique à adopter</text:p>
            <text:p/>
          </table:table-cell>
          <table:table-cell table:style-name="ce5" office:value-type="string" calcext:value-type="string">
            <text:p>Action recommandée</text:p>
            <text:p/>
          </table:table-cell>
          <table:table-cell table:style-name="ce5" office:value-type="string" calcext:value-type="string">
            <text:p>Référence</text:p>
            <text:p/>
          </table:table-cell>
          <table:table-cell table:number-columns-repeated="58"/>
        </table:table-row>
        <table:table-row table:style-name="ro3">
          <table:table-cell table:style-name="ce6" office:value-type="string" calcext:value-type="string">
            <text:p>SEO et accessiblité</text:p>
          </table:table-cell>
          <table:table-cell table:style-name="ce8"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table:style-name="ce8"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table:style-name="ce8"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4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Images longues à charger et</text:p>
            <text:p>Mauvaise extension utilisée.</text:p>
          </table:table-cell>
          <table:table-cell table:style-name="ce8" office:value-type="string" calcext:value-type="string">
            <text:p>Le temps de chargement est trop </text:p>
            <text:p>long, les visiteurs ont tendances à</text:p>
            <text:p>quitter les sites trop long à </text:p>
            <text:p>charger. Et le robot de </text:p>
            <text:p>référencement ne pourra pas </text:p>
            <text:p>parcourir tout le site.</text:p>
          </table:table-cell>
          <table:table-cell table:style-name="ce8" office:value-type="string" calcext:value-type="string">
            <text:p>Réduire la taille des images et les adapter à </text:p>
            <text:p>leur contenant et changer l’extension de </text:p>
            <text:p>Certain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commentcamarche.net/faq/3779-diminuer-la</text:p>
            <text:p><text:span text:style-name="T1">-taille-d-une-image</text:span></text:p>
          </table:table-cell>
          <table:table-cell table:number-columns-repeated="58"/>
        </table:table-row>
        <table:table-row table:style-name="ro5">
          <table:table-cell table:style-name="ce8" office:value-type="string" calcext:value-type="string">
            <text:p>Accessibilité et SEO</text:p>
          </table:table-cell>
          <table:table-cell table:style-name="ce8" office:value-type="string" calcext:value-type="string">
            <text:p>Problèmes d’affichage et </text:p>
            <text:p>de référencement.</text:p>
          </table:table-cell>
          <table:table-cell table:style-name="ce8" office:value-type="string" calcext:value-type="string">
            <text:p>Certains textes sont coupés en</text:p>
            <text:p>version mobile dû au fait que ce</text:p>
            <text:p>soit des images.</text:p>
            <text:p>et empêche le référencement du</text:p>
            <text:p>texte par le crawler.</text:p>
          </table:table-cell>
          <table:table-cell table:style-name="ce8" office:value-type="string" calcext:value-type="string">
            <text:p>Remplacer les images par le texte présent </text:p>
            <text:p>sur ses mêmes image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://www.consultantebranchee.com/2017/10/11/textes</text:p>
            <text:p>-images/</text:p>
          </table:table-cell>
          <table:table-cell table:number-columns-repeated="58"/>
        </table:table-row>
        <table:table-row table:style-name="ro6">
          <table:table-cell table:style-name="ce8" office:value-type="string" calcext:value-type="string">
            <text:p>SEO et accessibilité</text:p>
          </table:table-cell>
          <table:table-cell table:style-name="ce8" office:value-type="string" calcext:value-type="string">
            <text:p>Erreurs au validateur W3C html.</text:p>
            <text:p>Erreurs au validateur W3C css.</text:p>
          </table:table-cell>
          <table:table-cell table:style-name="ce8" office:value-type="string" calcext:value-type="string">
            <text:p>Les erreurs au validateur pénalise</text:p>
            <text:p>le référencement.</text:p>
          </table:table-cell>
          <table:table-cell table:style-name="ce8" office:value-type="string" calcext:value-type="string">
            <text:p>Corriger les erreurs du validateur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validator.w3.org/</text:p>
          </table:table-cell>
          <table:table-cell table:number-columns-repeated="58"/>
        </table:table-row>
        <table:table-row table:style-name="ro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de titre.</text:p>
          </table:table-cell>
          <table:table-cell table:style-name="ce8" office:value-type="string" calcext:value-type="string">
            <text:p>Une mauvaise utilisation des titres</text:p>
            <text:p>nuit au référencement du site.</text:p>
            <text:p>le contenu a besoin d’être </text:p>
            <text:p>hiérarchisé.</text:p>
          </table:table-cell>
          <table:table-cell table:style-name="ce8"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blog.axe-net.fr/hierarchie-balises-h1-h2-</text:p>
            <text:p>hn-referencement/</text:p>
          </table:table-cell>
          <table:table-cell table:number-columns-repeated="58"/>
        </table:table-row>
        <table:table-row table:style-name="ro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s dans la balise head, </text:p>
            <text:p>Mauvais mots clés utilisés pour la </text:p>
            <text:p>Balise meta keywords, la balise</text:p>
            <text:p>Meta description, et la balise title.</text:p>
          </table:table-cell>
          <table:table-cell table:style-name="ce8" office:value-type="string" calcext:value-type="string">
            <text:p>Les mauvais mots clés nuisent au</text:p>
            <text:p>référencement du site ou dans la</text:p>
            <text:p>balise meta keywords n’est plus</text:p>
            <text:p>lu par google.</text:p>
            <text:p/>
          </table:table-cell>
          <table:table-cell table:style-name="ce8" office:value-type="string" calcext:value-type="string">
            <text:p>Mettre des mots clés pertinents, et enlever</text:p>
            <text:p>La balise meta contenant keywords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definitions-seo.com/</text:p>
          </table:table-cell>
          <table:table-cell table:number-columns-repeated="58"/>
        </table:table-row>
        <table:table-row table:style-name="ro9">
          <table:table-cell table:style-name="ce8" office:value-type="string" calcext:value-type="string">
            <text:p>SEO et accessiblité</text:p>
          </table:table-cell>
          <table:table-cell table:style-name="ce8" office:value-type="string" calcext:value-type="string">
            <text:p>Le lien en-tête de page ‘page2’.</text:p>
          </table:table-cell>
          <table:table-cell table:style-name="ce8" office:value-type="string" calcext:value-type="string">
            <text:p>Le nom ne correspond pas au </text:p>
            <text:p>contenu, serat mal référencé et mal</text:p>
            <text:p>perçu par les utilisateurs.</text:p>
          </table:table-cell>
          <table:table-cell table:style-name="ce8" office:value-type="string" calcext:value-type="string">
            <text:p>Mettre un nom en lien avec le contenu qui</text:p>
            <text:p>sera ‘contact’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journaldunet.com/solutions/seo-referencement</text:p>
            <text:p>/1488437-comment-rediger-ses-titres-de-pages-web/</text:p>
          </table:table-cell>
          <table:table-cell table:number-columns-repeated="58"/>
        </table:table-row>
        <table:table-row table:style-name="ro1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roblème langue dans la balise</text:p>
            <text:p>Html.</text:p>
          </table:table-cell>
          <table:table-cell table:style-name="ce8" office:value-type="string" calcext:value-type="string">
            <text:p>Identifié la langue de la page web.</text:p>
          </table:table-cell>
          <table:table-cell table:style-name="ce8" office:value-type="string" calcext:value-type="string">
            <text:p>Changer ‘default’ par fr.</text:p>
          </table:table-cell>
          <table:table-cell table:style-name="ce13" office:value-type="string" calcext:value-type="string">
            <text:p>Haute.</text:p>
          </table:table-cell>
          <table:table-cell table:style-name="ce8" office:value-type="string" calcext:value-type="string">
            <text:p>https://www.w3.org/International/questions/qa-html</text:p>
            <text:p>-language-declarations.fr#:~:text=Utilisez%20toujours</text:p>
            <text:p>%20un%20attribut%20de,%C3%A9l%C3%A9ment</text:p>
            <text:p>%20qui%20encadre%20ce%20contenu.</text:p>
          </table:table-cell>
          <table:table-cell table:number-columns-repeated="58"/>
        </table:table-row>
        <table:table-row table:style-name="ro11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En-tête de la seconde page,</text:p>
            <text:p> la barre de navigation n’est pas </text:p>
            <text:p>bonne.</text:p>
          </table:table-cell>
          <table:table-cell table:style-name="ce8" office:value-type="string" calcext:value-type="string">
            <text:p>Il est difficile de cliquer sur deux </text:p>
            <text:p>éléments qui se chevauchent.</text:p>
          </table:table-cell>
          <table:table-cell table:style-name="ce10" office:value-type="string" calcext:value-type="string">
            <text:p>Bien séparé les éléments de la </text:p>
            <text:p><text:span text:style-name="T3">Barre de navigation.</text:span>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developer.mozilla.org/fr/docs/Learn</text:p>
            <text:p>/CSS/CSS_layout/Positioning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Plusieurs textes dans 1px où de la </text:p>
            <text:p>Même couleur que le fond.</text:p>
          </table:table-cell>
          <table:table-cell table:style-name="ce8" office:value-type="string" calcext:value-type="string">
            <text:p>Si le texte est non-visible sur le site</text:p>
            <text:p>, alors Google pénalisera le </text:p>
            <text:p>site dans son référencement</text:p>
            <text:p>autrement appelé du cloacking.</text:p>
          </table:table-cell>
          <table:table-cell table:style-name="ce8" office:value-type="string" calcext:value-type="string">
            <text:p>Enlever le texte où le rendre visible, si il est</text:p>
            <text:p>pertinent.</text:p>
          </table:table-cell>
          <table:table-cell table:style-name="ce12" office:value-type="string" calcext:value-type="string">
            <text:p>Haute.</text:p>
          </table:table-cell>
          <table:table-cell table:style-name="ce8" office:value-type="string" calcext:value-type="string">
            <text:p>https://www.enjin.fr/referencement-tout-savoir-sur</text:p>
            <text:p>-le-texte-cache/</text:p>
          </table:table-cell>
          <table:table-cell table:number-columns-repeated="58"/>
        </table:table-row>
        <table:table-row table:style-name="ro1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’attribut ‘alt’ dans les images.</text:p>
          </table:table-cell>
          <table:table-cell table:style-name="ce8" office:value-type="string" calcext:value-type="string">
            <text:p>L’attribut ‘alt’ doit décrire l’image  </text:p>
            <text:p>et non pas cachés des mots clés,</text:p>
            <text:p>Il est très important car il sert de</text:p>
            <text:p>texte alternatif.</text:p>
          </table:table-cell>
          <table:table-cell table:style-name="ce8" office:value-type="string" calcext:value-type="string">
            <text:p>Remplacer les mots clés par la description de</text:p>
            <text:p>L’image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1166-alt-title-</text:p>
            <text:p>Images-liens.html</text:p>
          </table:table-cell>
          <table:table-cell table:number-columns-repeated="58"/>
        </table:table-row>
        <table:table-row table:style-name="ro13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ncienne version de bootstrap</text:p>
            <text:p>Installé.</text:p>
          </table:table-cell>
          <table:table-cell table:style-name="ce8" office:value-type="string" calcext:value-type="string">
            <text:p>Bootstrap ne fonctionne pas </text:p>
            <text:p>correctement .</text:p>
          </table:table-cell>
          <table:table-cell table:style-name="ce8" office:value-type="string" calcext:value-type="string">
            <text:p>Faire la mise à jour de bootstrap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ionos.fr/digitalguide/sites-internet</text:p>
            <text:p>/developpement-web/bootstrap-5-les-nouveautes/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lité</text:p>
          </table:table-cell>
          <table:table-cell table:style-name="ce8" office:value-type="string" calcext:value-type="string">
            <text:p>Certains texte ou lien on des erreurs</text:p>
            <text:p>de contraste.</text:p>
          </table:table-cell>
          <table:table-cell table:style-name="ce8" office:value-type="string" calcext:value-type="string">
            <text:p>Problèmes de lecture pour des</text:p>
            <text:p>personnes à faible vision.</text:p>
          </table:table-cell>
          <table:table-cell table:style-name="ce10" office:value-type="string" calcext:value-type="string">
            <text:p>Changer la couleur des textes blanc en </text:p>
            <text:p>noir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15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roblème deuxième page avec </text:p>
            <text:p>balise &lt;label&gt;</text:p>
          </table:table-cell>
          <table:table-cell table:style-name="ce8"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table:style-name="ce8" office:value-type="string" calcext:value-type="string">
            <text:p>Rattacher le label a l’input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www.alsacreations.com/astuce/lire/6-utiliser</text:p>
            <text:p>-element-label-input-formulaires.html</text:p>
          </table:table-cell>
          <table:table-cell table:number-columns-repeated="58"/>
        </table:table-row>
        <table:table-row table:style-name="ro16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Attributs style dans le html sur </text:p>
            <text:p>balise image.</text:p>
          </table:table-cell>
          <table:table-cell table:style-name="ce8"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table:style-name="ce8" office:value-type="string" calcext:value-type="string">
            <text:p>Mettre la mise en page dans un fichier css.</text:p>
          </table:table-cell>
          <table:table-cell table:style-name="ce15" office:value-type="string" calcext:value-type="string">
            <text:p>Moyenne.</text:p>
          </table:table-cell>
          <table:table-cell table:style-name="ce8" office:value-type="string" calcext:value-type="string">
            <text:p>https://openclassrooms.com/fr/courses/1603881-apprenez</text:p>
            <text:p>-a-creer-votre-site-web-avec-html5-et-css3/1605060</text:p>
            <text:p>-mettez-en-place-le-css</text:p>
          </table:table-cell>
          <table:table-cell table:number-columns-repeated="58"/>
        </table:table-row>
        <table:table-row table:style-name="ro17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Liens dans le footer en dessous</text:p>
            <text:p>Annuaires liste 1 et 2.</text:p>
          </table:table-cell>
          <table:table-cell table:style-name="ce8" office:value-type="string" calcext:value-type="string">
            <text:p>Mauvaise pratique qui est</text:p>
            <text:p>sanctionné par Google, nommé </text:p>
            <text:p>Blackhat.</text:p>
          </table:table-cell>
          <table:table-cell table:style-name="ce8" office:value-type="string" calcext:value-type="string">
            <text:p>Enlever les liens.</text:p>
          </table:table-cell>
          <table:table-cell table:style-name="ce14" office:value-type="string" calcext:value-type="string">
            <text:p>Moyenne.</text:p>
          </table:table-cell>
          <table:table-cell table:style-name="ce8" office:value-type="string" calcext:value-type="string">
            <text:p><text:span text:style-name="T1"><text:a xlink:href="https://www.definitions-seo.com/" xlink:type="simple">https://www.definitions-seo.com/</text:a></text:span></text:p>
            <text:p/>
          </table:table-cell>
          <table:table-cell table:number-columns-repeated="58"/>
        </table:table-row>
        <table:table-row table:style-name="ro18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table:style-name="ce8" office:value-type="string" calcext:value-type="string">
            <text:p>Google index les versions mobiles</text:p>
            <text:p>Ses sites internet.</text:p>
          </table:table-cell>
          <table:table-cell table:style-name="ce8" office:value-type="string" calcext:value-type="string">
            <text:p>Faire attention a la version mobil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aurone.com/google-mobile-first-resultats</text:p>
            <text:p>-recherche-mobile-friendly-vont-devenir-prioritaires</text:p>
          </table:table-cell>
          <table:table-cell table:number-columns-repeated="58"/>
        </table:table-row>
        <table:table-row table:style-name="ro14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Les icônes de réseaux sociaux de la</text:p>
            <text:p> Page2.</text:p>
          </table:table-cell>
          <table:table-cell table:style-name="ce8" office:value-type="string" calcext:value-type="string">
            <text:p>Les îcones sont présents dans le code</text:p>
            <text:p>Html de la page2, mais ne sont pas </text:p>
            <text:p>présents lors de l’affichage navigateur. </text:p>
          </table:table-cell>
          <table:table-cell table:style-name="ce8" office:value-type="string" calcext:value-type="string">
            <text:p>Rendre le liens visibles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www.ionos.fr/digitalguide/sites-internet</text:p>
            <text:p>/developpement-web/liens-hypertextes-ou-hyperliens</text:p>
            <text:p>-definition-et-exemples/</text:p>
          </table:table-cell>
          <table:table-cell table:number-columns-repeated="58"/>
        </table:table-row>
        <table:table-row table:style-name="ro19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Fichiers du code très gros.</text:p>
          </table:table-cell>
          <table:table-cell table:style-name="ce8" office:value-type="string" calcext:value-type="string">
            <text:p>Les fichiers du code volumineux</text:p>
            <text:p>rendent le chargement de la page</text:p>
            <text:p>web moins rapide.</text:p>
          </table:table-cell>
          <table:table-cell table:style-name="ce8" office:value-type="string" calcext:value-type="string">
            <text:p>Utiliser un site comme minify pour réduire la</text:p>
            <text:p>taille du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algocool.fr/minifier-votre-code/#:~:text=La</text:p>
            <text:p>%20minification%20d'un%20code,que%20fait%20le</text:p>
            <text:p>%20code%20source.</text:p>
          </table:table-cell>
          <table:table-cell table:number-columns-repeated="58"/>
        </table:table-row>
        <table:table-row table:style-name="ro20">
          <table:table-cell table:style-name="ce8" office:value-type="string" calcext:value-type="string">
            <text:p>SEO</text:p>
          </table:table-cell>
          <table:table-cell table:style-name="ce8" office:value-type="string" calcext:value-type="string">
            <text:p>Manque fichiers robots.txt et un </text:p>
            <text:p>sitemaps.xml.</text:p>
          </table:table-cell>
          <table:table-cell table:style-name="ce8" office:value-type="string" calcext:value-type="string">
            <text:p>Aide au référencement google.</text:p>
            <text:p>Permet de donner des directives </text:p>
            <text:p>au crawler.</text:p>
          </table:table-cell>
          <table:table-cell table:style-name="ce8" office:value-type="string" calcext:value-type="string">
            <text:p>Mettre un robot.txt dans le code.</text:p>
          </table:table-cell>
          <table:table-cell table:style-name="ce16" office:value-type="string" calcext:value-type="string">
            <text:p>Basse.</text:p>
          </table:table-cell>
          <table:table-cell table:style-name="ce8" office:value-type="string" calcext:value-type="string">
            <text:p>https://developers.google.com/search/docs/advanced</text:p>
            <text:p>/robots/intro?hl=fr</text:p>
          </table:table-cell>
          <table:table-cell table:number-columns-repeated="58"/>
        </table:table-row>
        <table:table-row table:style-name="ro21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Police de plusieurs texte trop </text:p>
            <text:p>petite.</text:p>
          </table:table-cell>
          <table:table-cell table:style-name="ce8"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table:style-name="ce8" office:value-type="string" calcext:value-type="string">
            <text:p>Mettre en place une police adapté à tout </text:p>
            <text:p>les lecteurs.</text:p>
          </table:table-cell>
          <table:table-cell table:style-name="ce17" office:value-type="string" calcext:value-type="string">
            <text:p>Basse.</text:p>
          </table:table-cell>
          <table:table-cell table:style-name="ce8"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22">
          <table:table-cell table:style-name="ce8" office:value-type="string" calcext:value-type="string">
            <text:p>Accessibilité</text:p>
          </table:table-cell>
          <table:table-cell table:style-name="ce8" office:value-type="string" calcext:value-type="string">
            <text:p>Bouton de scroll sur la page2 caché.</text:p>
          </table:table-cell>
          <table:table-cell table:style-name="ce8" office:value-type="string" calcext:value-type="string">
            <text:p>Ce bouton permet de remonter </text:p>
            <text:p>facilement en haut de page.</text:p>
          </table:table-cell>
          <table:table-cell table:style-name="ce8" office:value-type="string" calcext:value-type="string">
            <text:p>Faire apparaître le bouton.</text:p>
          </table:table-cell>
          <table:table-cell table:style-name="ce16" office:value-type="string" calcext:value-type="string">
            <text:p>Basse.</text:p>
          </table:table-cell>
          <table:table-cell table:style-name="ce8"/>
          <table:table-cell table:number-columns-repeated="58"/>
        </table:table-row>
        <table:table-row table:style-name="ro23" table:number-rows-repeated="976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1:13:00.029317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12T15:08:18.238423393</dc:date>
    <meta:generator>LibreOffice/7.1.4.2$Linux_X86_64 LibreOffice_project/10$Build-2</meta:generator>
    <meta:editing-duration>PT23H14M51S</meta:editing-duration>
    <meta:editing-cycles>63</meta:editing-cycles>
    <meta:document-statistic meta:table-count="1" meta:cell-count="140" meta:object-count="0"/>
    <meta:user-defined meta:name="AppVersion">15.0300</meta:user-defined>
  </office:meta>
</office:document-meta>
</file>